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xed Asset Management System - Business Requirements Document (BRD)</text:p>
      <text:p text:style-name="Standard"/>
      <text:p text:style-name="Standard">Project Overview</text:p>
      <text:p text:style-name="Standard"/>
      <text:p text:style-name="Standard">Project Name:</text:p>
      <text:p text:style-name="Standard">Fixed Asset Management System</text:p>
      <text:p text:style-name="Standard"/>
      <text:p text:style-name="Standard">Project Description:</text:p>
      <text:p text:style-name="Standard">A comprehensive system to manage the lifecycle of fixed assets, ensuring proper tracking, maintenance, compliance, and reporting.</text:p>
      <text:p text:style-name="Standard"/>
      <text:p text:style-name="Standard">Objectives:</text:p>
      <text:p text:style-name="Standard">- Efficiently manage and track assets</text:p>
      <text:p text:style-name="Standard">- Ensure regulatory compliance</text:p>
      <text:p text:style-name="Standard">- Optimize maintenance schedules</text:p>
      <text:p text:style-name="Standard">- Provide detailed reporting and analytics</text:p>
      <text:p text:style-name="Standard"/>
      <text:p text:style-name="Standard">Scope:</text:p>
      <text:p text:style-name="Standard">This document outlines the business requirements for the Fixed Asset Management System, detailing each module and its microservices.</text:p>
      <text:p text:style-name="Standard"/>
      <text:p text:style-name="Standard">Stakeholders:</text:p>
      <text:p text:style-name="Standard">- Project Sponsor</text:p>
      <text:p text:style-name="Standard">- Asset Managers</text:p>
      <text:p text:style-name="Standard">- Maintenance Teams</text:p>
      <text:p text:style-name="Standard">- Financial Department</text:p>
      <text:p text:style-name="Standard">- IT Department</text:p>
      <text:p text:style-name="Standard"/>
      <text:p text:style-name="Standard">Requirements:</text:p>
      <text:p text:style-name="Standard"/>
      <text:p text:style-name="Standard">1. Authentication and Authorization Module</text:p>
      <text:p text:style-name="Standard">Description:</text:p>
      <text:p text:style-name="Standard">Handles user authentication and authorization to ensure secure access to the system.</text:p>
      <text:p text:style-name="Standard"/>
      <text:p text:style-name="Standard">Microservices:</text:p>
      <text:p text:style-name="Standard">- Authentication Service: Manages user login and authentication.</text:p>
      <text:p text:style-name="Standard"><text:s text:c="2"/>- Features: </text:p>
      <text:p text:style-name="Standard"><text:s text:c="4"/>- User login/logout</text:p>
      <text:p text:style-name="Standard"><text:s text:c="4"/>- Password management (reset, change)</text:p>
      <text:p text:style-name="Standard"><text:s text:c="4"/>- Multi-factor authentication</text:p>
      <text:p text:style-name="Standard"><text:s text:c="2"/>- Implementation: Use FastAPI with OAuth or JWT for secure authentication.</text:p>
      <text:p text:style-name="Standard">- Authorization Service: Manages user roles and permissions.</text:p>
      <text:p text:style-name="Standard"><text:s text:c="2"/>- Features:</text:p>
      <text:p text:style-name="Standard"><text:s text:c="4"/>- Role-based access control</text:p>
      <text:p text:style-name="Standard"><text:s text:c="4"/>- Permission assignment</text:p>
      <text:p text:style-name="Standard"><text:s text:c="4"/>- Role hierarchy management</text:p>
      <text:p text:style-name="Standard"><text:s text:c="2"/>- Implementation: Use RBAC (Role-Based Access Control) with a database to store roles and permissions.</text:p>
      <text:p text:style-name="Standard"/>
      <text:p text:style-name="Standard"><text:soft-page-break/>Requirements:</text:p>
      <text:p text:style-name="Standard">- Secure user authentication (e.g., using OAuth or JWT).</text:p>
      <text:p text:style-name="Standard">- Role-based access control.</text:p>
      <text:p text:style-name="Standard">- User management (add, update, delete users).</text:p>
      <text:p text:style-name="Standard"/>
      <text:p text:style-name="Standard">2. Asset Management Module</text:p>
      <text:p text:style-name="Standard">Description:</text:p>
      <text:p text:style-name="Standard">Manages the lifecycle of assets from registration to disposal.</text:p>
      <text:p text:style-name="Standard"/>
      <text:p text:style-name="Standard">Microservices:</text:p>
      <text:p text:style-name="Standard">- Asset Registration Service: Registers new assets.</text:p>
      <text:p text:style-name="Standard"><text:s text:c="2"/>- Features:</text:p>
      <text:p text:style-name="Standard"><text:s text:c="4"/>- Asset addition with metadata</text:p>
      <text:p text:style-name="Standard"><text:s text:c="4"/>- Unique asset identification</text:p>
      <text:p text:style-name="Standard"><text:s text:c="2"/>- Implementation: Use FastAPI to create RESTful endpoints for asset registration and store data in a relational database.</text:p>
      <text:p text:style-name="Standard">- Asset Inventory Service: Tracks current inventory.</text:p>
      <text:p text:style-name="Standard"><text:s text:c="2"/>- Features:</text:p>
      <text:p text:style-name="Standard"><text:s text:c="4"/>- Inventory listing</text:p>
      <text:p text:style-name="Standard"><text:s text:c="4"/>- Status update</text:p>
      <text:p text:style-name="Standard"><text:s text:c="2"/>- Implementation: Develop RESTful APIs to retrieve and update inventory data.</text:p>
      <text:p text:style-name="Standard">- Asset Tracking Service: Monitors asset locations.</text:p>
      <text:p text:style-name="Standard"><text:s text:c="2"/>- Features:</text:p>
      <text:p text:style-name="Standard"><text:s text:c="4"/>- Real-time location tracking</text:p>
      <text:p text:style-name="Standard"><text:s text:c="4"/>- Historical location data</text:p>
      <text:p text:style-name="Standard"><text:s text:c="2"/>- Implementation: Use GPS integration or IoT devices for real-time tracking.</text:p>
      <text:p text:style-name="Standard">- Asset Metadata Service: Manages asset metadata.</text:p>
      <text:p text:style-name="Standard"><text:s text:c="2"/>- Features:</text:p>
      <text:p text:style-name="Standard"><text:s text:c="4"/>- Manage additional metadata (e.g., warranty details)</text:p>
      <text:p text:style-name="Standard"><text:s text:c="2"/>- Implementation: Create APIs to manage and update asset metadata in the database.</text:p>
      <text:p text:style-name="Standard">- Asset Categorization Service: Categorizes assets.</text:p>
      <text:p text:style-name="Standard"><text:s text:c="2"/>- Features:</text:p>
      <text:p text:style-name="Standard"><text:s text:c="4"/>- Categorization based on type, department, etc.</text:p>
      <text:p text:style-name="Standard"><text:s text:c="2"/>- Implementation: Use a tagging system or predefined categories stored in the database.</text:p>
      <text:p text:style-name="Standard"/>
      <text:p text:style-name="Standard">Requirements:</text:p>
      <text:p text:style-name="Standard">- Register new assets with details.</text:p>
      <text:p text:style-name="Standard">- Track asset status and location.</text:p>
      <text:p text:style-name="Standard">- Manage asset metadata (warranty, purchase date, etc.).</text:p>
      <text:p text:style-name="Standard">- Categorize assets for easy retrieval.</text:p>
      <text:p text:style-name="Standard"/>
      <text:p text:style-name="Standard">3. Maintenance and Lifecycle Module</text:p>
      <text:p text:style-name="Standard">Description:</text:p>
      <text:p text:style-name="Standard">Tracks and manages asset maintenance and lifecycle stages.</text:p>
      <text:p text:style-name="Standard"/>
      <text:p text:style-name="Standard">Microservices:</text:p>
      <text:p text:style-name="Standard">- Maintenance Service: Logs maintenance activities.</text:p>
      <text:p text:style-name="Standard"><text:s text:c="2"/>- Features:</text:p>
      <text:p text:style-name="Standard"><text:s text:c="4"/>- Schedule maintenance</text:p>
      <text:p text:style-name="Standard"><text:soft-page-break/><text:s text:c="4"/>- Maintenance history</text:p>
      <text:p text:style-name="Standard"><text:s text:c="2"/>- Implementation: Develop a scheduler for maintenance tasks and endpoints for logging activities.</text:p>
      <text:p text:style-name="Standard">- Depreciation Calculation Service: Computes depreciation.</text:p>
      <text:p text:style-name="Standard"><text:s text:c="2"/>- Features:</text:p>
      <text:p text:style-name="Standard"><text:s text:c="4"/>- Calculate using different methods (straight-line, declining balance)</text:p>
      <text:p text:style-name="Standard"><text:s text:c="4"/>- Depreciation reports</text:p>
      <text:p text:style-name="Standard"><text:s text:c="2"/>- Implementation: Implement depreciation algorithms and create APIs to retrieve depreciation data.</text:p>
      <text:p text:style-name="Standard">- Lifecycle Management Service: Manages lifecycle stages.</text:p>
      <text:p text:style-name="Standard"><text:s text:c="2"/>- Features:</text:p>
      <text:p text:style-name="Standard"><text:s text:c="4"/>- Track stages (acquisition, utilization, disposal)</text:p>
      <text:p text:style-name="Standard"><text:s text:c="4"/>- Lifecycle history</text:p>
      <text:p text:style-name="Standard"><text:s text:c="2"/>- Implementation: Use state machines to manage lifecycle stages and endpoints for lifecycle transitions.</text:p>
      <text:p text:style-name="Standard">- Repair Service: Logs repair activities.</text:p>
      <text:p text:style-name="Standard"><text:s text:c="2"/>- Features:</text:p>
      <text:p text:style-name="Standard"><text:s text:c="4"/>- Schedule repairs</text:p>
      <text:p text:style-name="Standard"><text:s text:c="4"/>- Repair history</text:p>
      <text:p text:style-name="Standard"><text:s text:c="2"/>- Implementation: Create endpoints for logging repair activities and tracking repair history.</text:p>
      <text:p text:style-name="Standard">- Retirement Service: Manages asset disposal.</text:p>
      <text:p text:style-name="Standard"><text:s text:c="2"/>- Features:</text:p>
      <text:p text:style-name="Standard"><text:s text:c="4"/>- Asset retirement procedures</text:p>
      <text:p text:style-name="Standard"><text:s text:c="4"/>- Disposal documentation</text:p>
      <text:p text:style-name="Standard"><text:s text:c="2"/>- Implementation: Develop APIs for managing asset retirement and updating inventory status.</text:p>
      <text:p text:style-name="Standard"/>
      <text:p text:style-name="Standard">Requirements:</text:p>
      <text:p text:style-name="Standard">- Schedule and log maintenance activities.</text:p>
      <text:p text:style-name="Standard">- Calculate asset depreciation.</text:p>
      <text:p text:style-name="Standard">- Track lifecycle stages from acquisition to disposal.</text:p>
      <text:p text:style-name="Standard">- Log repair activities and manage repairs.</text:p>
      <text:p text:style-name="Standard">- Handle asset retirement/disposal.</text:p>
      <text:p text:style-name="Standard"/>
      <text:p text:style-name="Standard">4. Procurement Module</text:p>
      <text:p text:style-name="Standard">Description:</text:p>
      <text:p text:style-name="Standard">Manages the procurement process for acquiring new assets.</text:p>
      <text:p text:style-name="Standard"/>
      <text:p text:style-name="Standard">Microservices:</text:p>
      <text:p text:style-name="Standard">- Purchase Order Service: Manages purchase orders.</text:p>
      <text:p text:style-name="Standard"><text:s text:c="2"/>- Features:</text:p>
      <text:p text:style-name="Standard"><text:s text:c="4"/>- Create and track purchase orders</text:p>
      <text:p text:style-name="Standard"><text:s text:c="4"/>- Approve/reject orders</text:p>
      <text:p text:style-name="Standard"><text:s text:c="2"/>- Implementation: Create endpoints for creating, updating, and tracking purchase orders.</text:p>
      <text:p text:style-name="Standard">- Vendor Management Service: Tracks vendor information.</text:p>
      <text:p text:style-name="Standard"><text:s text:c="2"/>- Features:</text:p>
      <text:p text:style-name="Standard"><text:s text:c="4"/>- Vendor listing</text:p>
      <text:p text:style-name="Standard"><text:s text:c="4"/>- Performance metrics</text:p>
      <text:p text:style-name="Standard"><text:s text:c="2"/>- Implementation: Develop APIs to manage vendor data and integrate performance tracking metrics.</text:p>
      <text:p text:style-name="Standard">- Procurement Integration Service: Integrates with procurement systems.</text:p>
      <text:p text:style-name="Standard"><text:s text:c="2"/>- Features:</text:p>
      <text:p text:style-name="Standard"><text:s text:c="4"/>- Data synchronization</text:p>
      <text:p text:style-name="Standard"><text:soft-page-break/><text:s text:c="4"/>- Automated acquisition</text:p>
      <text:p text:style-name="Standard"><text:s text:c="2"/>- Implementation: Use APIs to connect with external procurement systems for data synchronization.</text:p>
      <text:p text:style-name="Standard"/>
      <text:p text:style-name="Standard">Requirements:</text:p>
      <text:p text:style-name="Standard">- Create and track purchase orders.</text:p>
      <text:p text:style-name="Standard">- Manage vendor information and performance.</text:p>
      <text:p text:style-name="Standard">- Integrate with external procurement systems.</text:p>
      <text:p text:style-name="Standard"/>
      <text:p text:style-name="Standard">5. Location and Space Management Module</text:p>
      <text:p text:style-name="Standard">Description:</text:p>
      <text:p text:style-name="Standard">Manages the physical locations and space utilization of assets.</text:p>
      <text:p text:style-name="Standard"/>
      <text:p text:style-name="Standard">Microservices:</text:p>
      <text:p text:style-name="Standard">- Location Tracking Service: Tracks asset locations.</text:p>
      <text:p text:style-name="Standard"><text:s text:c="2"/>- Features:</text:p>
      <text:p text:style-name="Standard"><text:s text:c="4"/>- Real-time location updates</text:p>
      <text:p text:style-name="Standard"><text:s text:c="4"/>- Historical location data</text:p>
      <text:p text:style-name="Standard"><text:s text:c="2"/>- Implementation: Develop a location management system with APIs to update and retrieve location data.</text:p>
      <text:p text:style-name="Standard">- Space Utilization Service: Optimizes space usage.</text:p>
      <text:p text:style-name="Standard"><text:s text:c="2"/>- Features:</text:p>
      <text:p text:style-name="Standard"><text:s text:c="4"/>- Monitor space usage</text:p>
      <text:p text:style-name="Standard"><text:s text:c="4"/>- Optimize space allocation</text:p>
      <text:p text:style-name="Standard"><text:s text:c="2"/>- Implementation: Use analytics to monitor space utilization and create endpoints for space management.</text:p>
      <text:p text:style-name="Standard"/>
      <text:p text:style-name="Standard">Requirements:</text:p>
      <text:p text:style-name="Standard">- Track asset locations within buildings and rooms.</text:p>
      <text:p text:style-name="Standard">- Monitor and optimize space usage.</text:p>
      <text:p text:style-name="Standard"/>
      <text:p text:style-name="Standard">6. Compliance and Risk Management Module</text:p>
      <text:p text:style-name="Standard">Description:</text:p>
      <text:p text:style-name="Standard">Ensures assets comply with regulations and manages risks.</text:p>
      <text:p text:style-name="Standard"/>
      <text:p text:style-name="Standard">Microservices:</text:p>
      <text:p text:style-name="Standard">- Regulatory Compliance Service: Ensures regulatory compliance.</text:p>
      <text:p text:style-name="Standard"><text:s text:c="2"/>- Features:</text:p>
      <text:p text:style-name="Standard"><text:s text:c="4"/>- Compliance checklists</text:p>
      <text:p text:style-name="Standard"><text:s text:c="4"/>- Compliance status tracking</text:p>
      <text:p text:style-name="Standard"><text:s text:c="2"/>- Implementation: Develop compliance checklists and create APIs to track compliance status.</text:p>
      <text:p text:style-name="Standard">- Risk Assessment Service: Conducts risk assessments.</text:p>
      <text:p text:style-name="Standard"><text:s text:c="2"/>- Features:</text:p>
      <text:p text:style-name="Standard"><text:s text:c="4"/>- Risk identification</text:p>
      <text:p text:style-name="Standard"><text:s text:c="4"/>- Risk reporting</text:p>
      <text:p text:style-name="Standard"><text:s text:c="2"/>- Implementation: Implement risk assessment algorithms and create endpoints for risk reporting.</text:p>
      <text:p text:style-name="Standard"/>
      <text:p text:style-name="Standard">Requirements:</text:p>
      <text:p text:style-name="Standard">- Ensure assets comply with relevant regulations.</text:p>
      <text:p text:style-name="Standard">- Conduct and report risk assessments.</text:p>
      <text:p text:style-name="Standard"><text:soft-page-break/></text:p>
      <text:p text:style-name="Standard">7. User Management Module</text:p>
      <text:p text:style-name="Standard">Description:</text:p>
      <text:p text:style-name="Standard">Manages user profiles and access control.</text:p>
      <text:p text:style-name="Standard"/>
      <text:p text:style-name="Standard">Microservices:</text:p>
      <text:p text:style-name="Standard">- User Profile Service: Manages user profiles and preferences.</text:p>
      <text:p text:style-name="Standard"><text:s text:c="2"/>- Features:</text:p>
      <text:p text:style-name="Standard"><text:s text:c="4"/>- Profile creation/update</text:p>
      <text:p text:style-name="Standard"><text:s text:c="4"/>- User settings management</text:p>
      <text:p text:style-name="Standard"><text:s text:c="2"/>- Implementation: Create endpoints for updating and retrieving user profile data.</text:p>
      <text:p text:style-name="Standard">- Access Control Service: Controls access to specific assets or functionalities based on user roles.</text:p>
      <text:p text:style-name="Standard"><text:s text:c="2"/>- Features:</text:p>
      <text:p text:style-name="Standard"><text:s text:c="4"/>- Role management</text:p>
      <text:p text:style-name="Standard"><text:s text:c="4"/>- Permission assignment</text:p>
      <text:p text:style-name="Standard"><text:s text:c="2"/>- Implementation: Implement access control mechanisms using RBAC and create endpoints for role management.</text:p>
      <text:p text:style-name="Standard"/>
      <text:p text:style-name="Standard">Requirements:</text:p>
      <text:p text:style-name="Standard">- Create, update, and delete user profiles.</text:p>
      <text:p text:style-name="Standard">- Manage user preferences and settings.</text:p>
      <text:p text:style-name="Standard">- Implement access control mechanisms.</text:p>
      <text:p text:style-name="Standard"/>
      <text:p text:style-name="Standard">8. Reporting and Analytics Module</text:p>
      <text:p text:style-name="Standard">Description:</text:p>
      <text:p text:style-name="Standard">Generates reports and provides analytics on asset management.</text:p>
      <text:p text:style-name="Standard"/>
      <text:p text:style-name="Standard">Microservices:</text:p>
      <text:p text:style-name="Standard">- Reporting Service: Generates reports on asset utilization, maintenance history, and financial summaries.</text:p>
      <text:p text:style-name="Standard"><text:s text:c="2"/>- Features:</text:p>
      <text:p text:style-name="Standard"><text:s text:c="4"/>- Report generation</text:p>
      <text:p text:style-name="Standard"><text:s text:c="4"/>- Custom report templates</text:p>
      <text:p text:style-name="Standard"><text:s text:c="2"/>- Implementation: Use reporting tools like JasperReports or BIRT and create endpoints to generate and retrieve reports.</text:p>
      <text:p text:style-name="Standard">- Analytics Service: Provides data analytics and insights into asset performance and trends.</text:p>
      <text:p text:style-name="Standard"><text:s text:c="2"/>- Features:</text:p>
      <text:p text:style-name="Standard"><text:s text:c="4"/>- Data visualization</text:p>
      <text:p text:style-name="Standard"><text:s text:c="4"/>- Predictive analytics</text:p>
      <text:p text:style-name="Standard"><text:s text:c="2"/>- Implementation: Use data analytics tools like Pandas or Apache Spark and create APIs to provide analytical insights.</text:p>
      <text:p text:style-name="Standard"/>
      <text:p text:style-name="Standard">Requirements:</text:p>
      <text:p text:style-name="Standard">- Develop tools for generating various reports.</text:p>
      <text:p text:style-name="Standard">- Implement data analytics for asset performance.</text:p>
      <text:p text:style-name="Standard"/>
      <text:p text:style-name="Standard">9. Cost Management Module</text:p>
      <text:p text:style-name="Standard">Description:</text:p>
      <text:p text:style-name="Standard">Manages the costs associated with asset acquisition and maintenance.</text:p>
      <text:p text:style-name="Standard"><text:soft-page-break/></text:p>
      <text:p text:style-name="Standard">Microservices:</text:p>
      <text:p text:style-name="Standard">- Cost Tracking Service: Tracks costs associated with each asset.</text:p>
      <text:p text:style-name="Standard"><text:s text:c="2"/>- Features:</text:p>
      <text:p text:style-name="Standard"><text:s text:c="4"/>- Expense logging</text:p>
      <text:p text:style-name="Standard"><text:s text:c="4"/>- Cost analysis</text:p>
      <text:p text:style-name="Standard"><text:s text:c="2"/>- Implementation: Develop endpoints to log and retrieve cost data from the database.</text:p>
      <text:p text:style-name="Standard">- Budget Management Service: Manages budgets related to asset acquisition and maintenance.</text:p>
      <text:p text:style-name="Standard"><text:s text:c="2"/>- Features:</text:p>
      <text:p text:style-name="Standard"><text:s text:c="4"/>- Budget creation</text:p>
      <text:p text:style-name="Standard"><text:s text:c="4"/>- Budget tracking</text:p>
      <text:p text:style-name="Standard"><text:s text:c="2"/>- Implementation: Create APIs to set, update, and track budget information.</text:p>
      <text:p text:style-name="Standard"/>
      <text:p text:style-name="Standard">Requirements:</text:p>
      <text:p text:style-name="Standard">- Track costs for asset acquisition and maintenance.</text:p>
      <text:p text:style-name="Standard">- Manage budgets and provide budget tracking tools.</text:p>
      <text:p text:style-name="Standard"/>
      <text:p text:style-name="Standard">10. Security Module</text:p>
      <text:p text:style-name="Standard">Description:</text:p>
      <text:p text:style-name="Standard">Ensures the security of assets and sensitive data.</text:p>
      <text:p text:style-name="Standard"/>
      <text:p text:style-name="Standard">Microservices:</text:p>
      <text:p text:style-name="Standard">- Asset Security Service: Implements security measures to protect assets.</text:p>
      <text:p text:style-name="Standard"><text:s text:c="2"/>- Features:</text:p>
      <text:p text:style-name="Standard"><text:s text:c="4"/>- Physical security measures</text:p>
      <text:p text:style-name="Standard"><text:s text:c="4"/>- Security monitoring</text:p>
      <text:p text:style-name="Standard"><text:s text:c="2"/>- Implementation: Use security protocols like encryption and create endpoints to manage security settings.</text:p>
      <text:p text:style-name="Standard">- Data Encryption Service: Encrypts sensitive data.</text:p>
      <text:p text:style-name="Standard"><text:s text:c="2"/>- Features:</text:p>
      <text:p text:style-name="Standard"><text:s text:c="4"/>- Data encryption</text:p>
      <text:p text:style-name="Standard"><text:s text:c="4"/>- Encryption key management</text:p>
      <text:p text:style-name="Standard"><text:s text:c="2"/>- Implementation: Implement data encryption methods and create APIs to manage encryption keys and settings.</text:p>
      <text:p text:style-name="Standard"/>
      <text:p text:style-name="Standard">Requirements:</text:p>
      <text:p text:style-name="Standard">- Implement security protocols to protect assets.</text:p>
      <text:p text:style-name="Standard">- Use encryption to secure sensitive data.</text:p>
      <text:p text:style-name="Standard"/>
      <text:p text:style-name="Standard">11. Mobile Access Module</text:p>
      <text:p text:style-name="Standard">Description:</text:p>
      <text:p text:style-name="Standard">Provides mobile access to the asset management system.</text:p>
      <text:p text:style-name="Standard"/>
      <text:p text:style-name="Standard">Microservices:</text:p>
      <text:p text:style-name="Standard">- Mobile Application Service: Provides mobile access to asset management functionalities.</text:p>
      <text:p text:style-name="Standard"><text:s text:c="2"/>- Features:</text:p>
      <text:p text:style-name="Standard"><text:s text:c="4"/>- Mobile app development</text:p>
      <text:p text:style-name="Standard"><text:s text:c="4"/>- Responsive design</text:p>
      <text:p text:style-name="Standard"><text:soft-page-break/><text:s text:c="2"/>- Implementation: Develop mobile apps using frameworks like React Native or Flutter and create APIs for mobile access.</text:p>
      <text:p text:style-name="Standard">- Offline Sync Service: Allows synchronization of data between mobile devices and the central system.</text:p>
      <text:p text:style-name="Standard"><text:s text:c="2"/>- Features:</text:p>
      <text:p text:style-name="Standard"><text:s text:c="4"/>- Offline data storage</text:p>
      <text:p text:style-name="Standard"><text:s text:c="4"/>- Data synchronization</text:p>
      <text:p text:style-name="Standard"><text:s text:c="2"/>- Implementation: Implement offline data storage and synchronization mechanisms in the mobile app.</text:p>
      <text:p text:style-name="Standard"/>
      <text:p text:style-name="Standard">Requirements:</text:p>
      <text:p text:style-name="Standard">- Develop mobile applications for asset management.</text:p>
      <text:p text:style-name="Standard">- Implement offline data synchronization.</text:p>
      <text:p text:style-name="Standard"/>
      <text:p text:style-name="Standard">12. Audit and Compliance Module</text:p>
      <text:p text:style-name="Standard">Description:</text:p>
      <text:p text:style-name="Standard">Ensures compliance with regulations and provides audit trails.</text:p>
      <text:p text:style-name="Standard"/>
      <text:p text:style-name="Standard">Microservices:</text:p>
      <text:p text:style-name="Standard">- Audit Trail Service: Records all actions within the system for auditing purposes.</text:p>
      <text:p text:style-name="Standard"><text:s text:c="2"/>- Features:</text:p>
      <text:p text:style-name="Standard"><text:s text:c="4"/>- Action logging</text:p>
      <text:p text:style-name="Standard"><text:s text:c="4"/>- Audit reports</text:p>
      <text:p text:style-name="Standard"><text:s text:c="2"/>- Implementation: Create APIs to log actions and retrieve audit trails from the database.</text:p>
      <text:p text:style-name="Standard">- Compliance Reporting Service: Prepares reports for compliance audits.</text:p>
      <text:p text:style-name="Standard"><text:s text:c="2"/>- Features:</text:p>
      <text:p text:style-name="Standard"><text:s text:c="4"/>- Compliance report generation</text:p>
      <text:p text:style-name="Standard"><text:s text:c="4"/>- Audit checklist management</text:p>
      <text:p text:style-name="Standard"><text:s text:c="2"/>- Implementation: Develop tools for generating compliance reports and managing audit checklists.</text:p>
      <text:p text:style-name="Standard"/>
      <text:p text:style-name="Standard">Requirements:</text:p>
      <text:p text:style-name="Standard">- Implement logging for audit trails.</text:p>
      <text:p text:style-name="Standard">- Generate compliance reports.</text:p>
      <text:p text:style-name="Standard"/>
      <text:p text:style-name="Standard">13. Asset Valuation Module</text:p>
      <text:p text:style-name="Standard">Description:</text:p>
      <text:p text:style-name="Standard">Determines the value of assets for financial reporting.</text:p>
      <text:p text:style-name="Standard"/>
      <text:p text:style-name="Standard">Microservices:</text:p>
      <text:p text:style-name="Standard">- Valuation Service: Determines the current value of assets.</text:p>
      <text:p text:style-name="Standard"><text:s text:c="2"/>- Features:</text:p>
      <text:p text:style-name="Standard"><text:s text:c="4"/>- Valuation methods (e.g., market value, book value)</text:p>
      <text:p text:style-name="Standard"><text:s text:c="4"/>- Valuation reports</text:p>
      <text:p text:style-name="Standard"><text:s text:c="2"/>- Implementation: Implement valuation algorithms and create endpoints to retrieve valuation data.</text:p>
      <text:p text:style-name="Standard">- Appraisal Service: Conducts asset appraisals.</text:p>
      <text:p text:style-name="Standard"><text:s text:c="2"/>- Features:</text:p>
      <text:p text:style-name="Standard"><text:s text:c="4"/>- Appraisal scheduling</text:p>
      <text:p text:style-name="Standard"><text:s text:c="4"/>- Appraisal history</text:p>
      <text:p text:style-name="Standard"><text:s text:c="2"/>- Implementation: Create APIs to schedule appraisals and log appraisal history.</text:p>
      <text:p text:style-name="Standard"/>
      <text:p text:style-name="Standard">Requirements:</text:p>
      <text:p text:style-name="Standard"><text:soft-page-break/>- Implement valuation methods.</text:p>
      <text:p text:style-name="Standard">- Conduct appraisals and provide reports.</text:p>
      <text:p text:style-name="Standard"/>
      <text:p text:style-name="Standard">14. Helpdesk and Support Module</text:p>
      <text:p text:style-name="Standard">Description:</text:p>
      <text:p text:style-name="Standard">Provides support for asset-related issues and inquiries.</text:p>
      <text:p text:style-name="Standard"/>
      <text:p text:style-name="Standard">Microservices:</text:p>
      <text:p text:style-name="Standard">- Asset Support Service: Provides helpdesk support.</text:p>
      <text:p text:style-name="Standard"><text:s text:c="2"/>- Features:</text:p>
      <text:p text:style-name="Standard"><text:s text:c="4"/>- Support ticket creation</text:p>
      <text:p text:style-name="Standard"><text:s text:c="4"/>- Issue tracking</text:p>
      <text:p text:style-name="Standard"><text:s text:c="2"/>- Implementation: Develop a ticketing system with APIs to manage and track support tickets.</text:p>
      <text:p text:style-name="Standard">- Ticket Management Service: Manages support tickets.</text:p>
      <text:p text:style-name="Standard"><text:s text:c="2"/>- Features:</text:p>
      <text:p text:style-name="Standard"><text:s text:c="4"/>- Ticket assignment</text:p>
      <text:p text:style-name="Standard"><text:s text:c="4"/>- Ticket resolution</text:p>
      <text:p text:style-name="Standard"><text:s text:c="2"/>- Implementation: Create endpoints to assign, update, and resolve support tickets.</text:p>
      <text:p text:style-name="Standard"/>
      <text:p text:style-name="Standard">Requirements:</text:p>
      <text:p text:style-name="Standard">- Develop a helpdesk for asset support.</text:p>
      <text:p text:style-name="Standard">- Implement a ticketing system for managing issues.</text:p>
      <text:p text:style-name="Standard"/>
      <text:p text:style-name="Standard">15. Calibration and Quality Management Module</text:p>
      <text:p text:style-name="Standard">Description:</text:p>
      <text:p text:style-name="Standard">Ensures assets meet quality standards and calibration requirements.</text:p>
      <text:p text:style-name="Standard"/>
      <text:p text:style-name="Standard">Microservices:</text:p>
      <text:p text:style-name="Standard">- Calibration Service: Tracks calibration schedules and records.</text:p>
      <text:p text:style-name="Standard"><text:s text:c="2"/>- Features:</text:p>
      <text:p text:style-name="Standard"><text:s text:c="4"/>- Calibration scheduling</text:p>
      <text:p text:style-name="Standard"><text:s text:c="4"/>- Calibration history</text:p>
      <text:p text:style-name="Standard"><text:s text:c="2"/>- Implementation: Develop endpoints to schedule calibrations and log calibration activities.</text:p>
      <text:p text:style-name="Standard">- Quality Assurance Service: Ensures assets meet quality standards.</text:p>
      <text:p text:style-name="Standard"><text:s text:c="2"/>- Features:</text:p>
      <text:p text:style-name="Standard"><text:s text:c="4"/>- Quality checklists</text:p>
      <text:p text:style-name="Standard"><text:s text:c="4"/>- Quality audit reports</text:p>
      <text:p text:style-name="Standard"><text:s text:c="2"/>- Implementation: Implement quality assurance procedures and create APIs to manage and retrieve quality data.</text:p>
      <text:p text:style-name="Standard"/>
      <text:p text:style-name="Standard">Requirements:</text:p>
      <text:p text:style-name="Standard">- Track calibration schedules and records.</text:p>
      <text:p text:style-name="Standard">- Implement quality assurance checks.</text:p>
      <text:p text:style-name="Standard"/>
      <text:p text:style-name="Standard">16. Knowledge Management Module</text:p>
      <text:p text:style-name="Standard">Description:</text:p>
      <text:p text:style-name="Standard">Manages documentation and training related to asset management.</text:p>
      <text:p text:style-name="Standard"/>
      <text:p text:style-name="Standard">Microservices:</text:p>
      <text:p text:style-name="Standard"><text:soft-page-break/>- Documentation Service: Manages documentation related to assets.</text:p>
      <text:p text:style-name="Standard"><text:s text:c="2"/>- Features:</text:p>
      <text:p text:style-name="Standard"><text:s text:c="4"/>- Document storage</text:p>
      <text:p text:style-name="Standard"><text:s text:c="4"/>- Document retrieval</text:p>
      <text:p text:style-name="Standard"><text:s text:c="2"/>- Implementation: Use a document management system and create APIs to store and retrieve documents.</text:p>
      <text:p text:style-name="Standard">- Training Service: Provides training materials and courses.</text:p>
      <text:p text:style-name="Standard"><text:s text:c="2"/>- Features:</text:p>
      <text:p text:style-name="Standard"><text:s text:c="4"/>- Training material management</text:p>
      <text:p text:style-name="Standard"><text:s text:c="4"/>- Training progress tracking</text:p>
      <text:p text:style-name="Standard"><text:s text:c="2"/>- Implementation: Develop a training portal with APIs to manage training materials and track progress.</text:p>
      <text:p text:style-name="Standard"/>
      <text:p text:style-name="Standard">Requirements:</text:p>
      <text:p text:style-name="Standard">- Manage documentation for asset specifications.</text:p>
      <text:p text:style-name="Standard">- Provide training materials and track training progress.</text:p>
      <text:p text:style-name="Standard"/>
      <text:p text:style-name="Standard">17. Fleet Management Module</text:p>
      <text:p text:style-name="Standard">Description:</text:p>
      <text:p text:style-name="Standard">Manages vehicles used as assets.</text:p>
      <text:p text:style-name="Standard"/>
      <text:p text:style-name="Standard">Microservices:</text:p>
      <text:p text:style-name="Standard">- Vehicle Tracking Service: Tracks vehicles.</text:p>
      <text:p text:style-name="Standard"><text:s text:c="2"/>- Features:</text:p>
      <text:p text:style-name="Standard"><text:s text:c="4"/>- GPS tracking</text:p>
      <text:p text:style-name="Standard"><text:s text:c="4"/>- Vehicle status updates</text:p>
      <text:p text:style-name="Standard"><text:s text:c="2"/>- Implementation: Use GPS integration for real-time tracking and create APIs to manage vehicle data.</text:p>
      <text:p text:style-name="Standard">- Fuel Management Service: Manages fuel usage and expenses.</text:p>
      <text:p text:style-name="Standard"><text:s text:c="2"/>- Features:</text:p>
      <text:p text:style-name="Standard"><text:s text:c="4"/>- Fuel consumption tracking</text:p>
      <text:p text:style-name="Standard"><text:s text:c="4"/>- Fuel expense reports</text:p>
      <text:p text:style-name="Standard"><text:s text:c="2"/>- Implementation: Develop endpoints to log and retrieve fuel consumption data and generate reports.</text:p>
      <text:p text:style-name="Standard"/>
      <text:p text:style-name="Standard">Requirements:</text:p>
      <text:p text:style-name="Standard">- Track vehicles using GPS.</text:p>
      <text:p text:style-name="Standard">- Manage fuel consumption and costs.</text:p>
      <text:p text:style-name="Standard"/>
      <text:p text:style-name="Standard">18. Environmental Management Module</text:p>
      <text:p text:style-name="Standard">Description:</text:p>
      <text:p text:style-name="Standard">Tracks the environmental impact of assets.</text:p>
      <text:p text:style-name="Standard"/>
      <text:p text:style-name="Standard">Microservices:</text:p>
      <text:p text:style-name="Standard">- Environmental Impact Service: Tracks environmental impacts.</text:p>
      <text:p text:style-name="Standard"><text:s text:c="2"/>- Features:</text:p>
      <text:p text:style-name="Standard"><text:s text:c="4"/>- Environmental metrics tracking</text:p>
      <text:p text:style-name="Standard"><text:s text:c="4"/>- Impact reports</text:p>
      <text:p text:style-name="Standard"><text:s text:c="2"/>- Implementation: Use environmental sensors or data sources and create APIs to log and retrieve environmental data.</text:p>
      <text:p text:style-name="Standard">- Sustainability Reporting Service: Prepares sustainability reports.</text:p>
      <text:p text:style-name="Standard"><text:soft-page-break/><text:s text:c="2"/>- Features:</text:p>
      <text:p text:style-name="Standard"><text:s text:c="4"/>- Sustainability metrics</text:p>
      <text:p text:style-name="Standard"><text:s text:c="4"/>- Reporting tools</text:p>
      <text:p text:style-name="Standard"><text:s text:c="2"/>- Implementation: Develop tools for generating sustainability reports and managing environmental data.</text:p>
      <text:p text:style-name="Standard"/>
      <text:p text:style-name="Standard">Requirements:</text:p>
      <text:p text:style-name="Standard">- Track environmental metrics.</text:p>
      <text:p text:style-name="Standard">- Generate sustainability reports.</text:p>
      <text:p text:style-name="Standard"/>
      <text:p text:style-name="Standard">19. Disaster Recovery Module</text:p>
      <text:p text:style-name="Standard">Description:</text:p>
      <text:p text:style-name="Standard">Ensures data backup and recovery for assets.</text:p>
      <text:p text:style-name="Standard"/>
      <text:p text:style-name="Standard">Microservices:</text:p>
      <text:p text:style-name="Standard">- Backup and Recovery Service: Manages backup and recovery processes.</text:p>
      <text:p text:style-name="Standard"><text:s text:c="2"/>- Features:</text:p>
      <text:p text:style-name="Standard"><text:s text:c="4"/>- Data backup scheduling</text:p>
      <text:p text:style-name="Standard"><text:s text:c="4"/>- Recovery procedures</text:p>
      <text:p text:style-name="Standard"><text:s text:c="2"/>- Implementation: Implement backup solutions and create APIs to manage and retrieve backup data.</text:p>
      <text:p text:style-name="Standard">- Disaster Response Service: Manages asset-related actions during disasters.</text:p>
      <text:p text:style-name="Standard"><text:s text:c="2"/>- Features:</text:p>
      <text:p text:style-name="Standard"><text:s text:c="4"/>- Disaster response plans</text:p>
      <text:p text:style-name="Standard"><text:s text:c="4"/>- Emergency procedures</text:p>
      <text:p text:style-name="Standard"><text:s text:c="2"/>- Implementation: Develop and implement disaster response plans and create endpoints to manage emergency procedures.</text:p>
      <text:p text:style-name="Standard"/>
      <text:p text:style-name="Standard">Requirements:</text:p>
      <text:p text:style-name="Standard">- Implement data backup and recovery processes.</text:p>
      <text:p text:style-name="Standard">- Develop disaster response plans.</text:p>
      <text:p text:style-name="Standard"/>
      <text:p text:style-name="Standard">20. Integration and API Gateway Module</text:p>
      <text:p text:style-name="Standard">Description:</text:p>
      <text:p text:style-name="Standard">Facilitates integration with external systems.</text:p>
      <text:p text:style-name="Standard"/>
      <text:p text:style-name="Standard">Microservices:</text:p>
      <text:p text:style-name="Standard">- Integration Service: Facilitates integration with external systems.</text:p>
      <text:p text:style-name="Standard"><text:s text:c="2"/>- Features:</text:p>
      <text:p text:style-name="Standard"><text:s text:c="4"/>- Data synchronization</text:p>
      <text:p text:style-name="Standard"><text:s text:c="4"/>- Integration management</text:p>
      <text:p text:style-name="Standard"><text:s text:c="2"/>- Implementation: Use integration tools like Apache Camel or MuleSoft and create APIs for data synchronization.</text:p>
      <text:p text:style-name="Standard">- API Gateway Service: Provides secure access to microservices.</text:p>
      <text:p text:style-name="Standard"><text:s text:c="2"/>- Features:</text:p>
      <text:p text:style-name="Standard"><text:s text:c="4"/>- API management</text:p>
      <text:p text:style-name="Standard"><text:s text:c="4"/>- Security features (rate limiting, throttling)</text:p>
      <text:p text:style-name="Standard"><text:s text:c="2"/>- Implementation: Implement an API gateway using tools like Kong or AWS API Gateway and create endpoints for managing API access.</text:p>
      <text:p text:style-name="Standard"/>
      <text:p text:style-name="Standard"><text:soft-page-break/>Requirements:</text:p>
      <text:p text:style-name="Standard">- Develop APIs for integration.</text:p>
      <text:p text:style-name="Standard">- Implement an API gateway for secure access.</text:p>
      <text:p text:style-name="Standard"/>
      <text:p text:style-name="Standard">Each module contains microservices that interact through well-defined APIs or messaging protocols. This modular architecture supports scalability, flexibility, and ease of maintenance in the fixed asset management syst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9:27:31.682082036</meta:creation-date>
    <dc:date>2024-07-11T19:27:47.339994405</dc:date>
    <meta:editing-duration>PT16S</meta:editing-duration>
    <meta:editing-cycles>1</meta:editing-cycles>
    <meta:document-statistic meta:table-count="0" meta:image-count="0" meta:object-count="0" meta:page-count="11" meta:paragraph-count="404" meta:word-count="2199" meta:character-count="16371" meta:non-whitespace-character-count="14011"/>
    <meta:generator>LibreOffice/24.2.3.2$Linux_X86_64 LibreOffice_project/420$Build-2</meta:generator>
  </office:meta>
</office:document-meta>
</file>